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nb" fo:country="NO" fo:font-weight="bold" officeooo:rsid="0004c243" officeooo:paragraph-rsid="0004c243"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language="nb" fo:country="NO" fo:font-weight="bold" officeooo:rsid="0004c243" officeooo:paragraph-rsid="0004c243"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nb" fo:country="NO" fo:font-weight="bold" officeooo:rsid="0005793e" officeooo:paragraph-rsid="0005793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nb" fo:country="NO" fo:font-weight="normal" officeooo:rsid="0004c243" officeooo:paragraph-rsid="0004c24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nb" fo:country="NO" fo:font-weight="normal" officeooo:rsid="0005793e" officeooo:paragraph-rsid="0005793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nb" fo:country="NO" fo:font-weight="normal" officeooo:rsid="000719c9" officeooo:paragraph-rsid="000719c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nb" fo:country="NO" fo:font-weight="normal" officeooo:rsid="00130842" officeooo:paragraph-rsid="0013084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nb" fo:country="NO" fo:font-weight="normal" officeooo:rsid="0019d4d1" officeooo:paragraph-rsid="0019d4d1"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25pt" fo:language="nb" fo:country="NO" officeooo:rsid="0004c243" officeooo:paragraph-rsid="0004c243" style:font-size-asian="25pt" style:font-size-complex="25pt"/>
    </style:style>
    <style:style style:name="P10" style:family="paragraph" style:parent-style-name="Standard">
      <style:paragraph-properties fo:text-align="start" style:justify-single-word="false"/>
      <style:text-properties fo:font-size="14pt" fo:language="nb" fo:country="NO" fo:font-weight="bold" officeooo:rsid="0004c243" officeooo:paragraph-rsid="0004c243"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language="nb" fo:country="NO" fo:font-weight="bold" officeooo:rsid="0018441b" officeooo:paragraph-rsid="0018441b" style:font-size-asian="12.25pt" style:font-weight-asian="bold" style:font-size-complex="14pt" style:font-weight-complex="bold"/>
    </style:style>
    <style:style style:name="T1" style:family="text">
      <style:text-properties officeooo:rsid="000742c4"/>
    </style:style>
    <style:style style:name="T2" style:family="text">
      <style:text-properties officeooo:rsid="000b5ef0"/>
    </style:style>
    <style:style style:name="T3" style:family="text">
      <style:text-properties officeooo:rsid="001b3908"/>
    </style:style>
    <style:style style:name="T4" style:family="text">
      <style:text-properties officeooo:rsid="0022d3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east – Kode design dokument</text:p>
      <text:p text:style-name="P9"/>
      <text:p text:style-name="P1">1. Lage et måltid</text:p>
      <text:p text:style-name="P4">For å lage et måltid trenger vi ingrendienser. Ved å putte flere ingredienser sammen vil dette skape et måltid.</text:p>
      <text:p text:style-name="P4"/>
      <text:p text:style-name="P10">1.1 Klasser</text:p>
      <text:p text:style-name="P2"/>
      <text:p text:style-name="P3">Ingredient</text:p>
      <text:p text:style-name="P5">Representerer en ingrediens som f.eks: brokkoli, kylling, ris.</text:p>
      <text:p text:style-name="P5"/>
      <text:p text:style-name="P8">Krav:</text:p>
      <text:p text:style-name="P8">- Navn</text:p>
      <text:p text:style-name="P8">- Kategori den tilhører som f.eks: brokkoli -&gt; grønnsak. <text:span text:style-name="T4">Disse kategoriene bør være definert i en enum klasse.</text:span></text:p>
      <text:p text:style-name="P5"/>
      <text:p text:style-name="P3">Meal</text:p>
      <text:p text:style-name="P6">Krav: </text:p>
      <text:p text:style-name="P6">- Minst en ingrediens</text:p>
      <text:p text:style-name="P6">- Hvor lang tid det tar å lage maten</text:p>
      <text:p text:style-name="P6">Valgri:</text:p>
      <text:p text:style-name="P6">- Kategori eller flere kategorier maten faller under</text:p>
      <text:p text:style-name="P6">- <text:span text:style-name="T1">Vansklighetsgrad, er dette en lett rett å lage? Krever det mye kjøkkenredskaper?</text:span></text:p>
      <text:p text:style-name="P6">- <text:span text:style-name="T1">Beskrivelse. Hvordan lages maten, kan ha slik at brukeren må legge inn steps i rekkefølge, og deretter når de er ferdig kunne endre rekkefølge hvor tallene vil endres automatisk slik at steg har riktig tall (Vært steg kan også ha hvor lang tid det skal ta).</text:span></text:p>
      <text:p text:style-name="P6">- <text:span text:style-name="T2">Bilde/Video/Gif. Burde være krav for at folk skal gidde å se på maten, men kan ha fun tekst hvis du trykker lag rett som sier «Sikker på at du ikke vil ha bildet av maten?»</text:span></text:p>
      <text:p text:style-name="P6"/>
      <text:p text:style-name="P7">Når et meal objekt er laget, vil brukere kunne ha mulighet til å kommentere og rangere måltidet. </text:p>
      <text:p text:style-name="P7"/>
      <text:p text:style-name="P7"/>
      <text:p text:style-name="P7"/>
      <text:p text:style-name="P7"/>
      <text:p text:style-name="P11">Sette opp et måltid</text:p>
      <text:p text:style-name="P8">Når du skal velge ingrediens, skal du kunne velge type kategori <text:span text:style-name="T3">eller søke for å enkelt finne ingrediensen du vil ha, ting som krydder tror jeg vi bør utelukke, da vil liste av ingredienser øke enormt. Bruker bør også kunne legge inn anbefalinger, eks «For en mer sterkere smak ta noen spiseskjer med pepper blablabla»</text:span></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00:59:13.096345109</meta:creation-date>
    <dc:date>2019-03-01T14:19:10.855266226</dc:date>
    <meta:editing-duration>PT41M14S</meta:editing-duration>
    <meta:editing-cycles>22</meta:editing-cycles>
    <meta:generator>LibreOffice/6.0.7.3$Linux_X86_64 LibreOffice_project/00m0$Build-3</meta:generator>
    <meta:document-statistic meta:table-count="0" meta:image-count="0" meta:object-count="0" meta:page-count="1" meta:paragraph-count="21" meta:word-count="255" meta:character-count="1435" meta:non-whitespace-character-count="1198"/>
  </office:meta>
</office:document-meta>
</file>